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BA300003732BCD9BC85.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text-align="start"/>
    </style:style>
    <style:style style:name="T1" style:family="text">
      <style:text-properties fo:background-color="#ffff00"/>
    </style:style>
    <style:style style:name="T2" style:family="text">
      <style:text-properties style:text-underline-style="none" fo:font-weight="normal" style:font-weight-asian="normal" style:font-weight-complex="normal"/>
    </style:style>
    <style:style style:name="T3"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radio form:name="q5"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20" form:id="control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21" form:id="control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22" form:id="control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23" form:id="control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24" form:id="control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25" form:id="control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K 2: NS &amp; SENSES – PROBLEM SET<office:annotation><dc:creator>Unknown Author</dc:creator><dc:date>2013-03-05T14:28:51.82</dc:date><text:p text:style-name="P5"><text:span text:style-name="T4">No problems about the senses . . . ?? </text:span></text:p></office:annotation></text:p>
      <text:p text:style-name="P3"/>
      <text:p text:style-name="Standard"><text:span text:style-name="T2">1</text:span>. A 5-y-o boy is brought to his physician after his parents noticed he had difficulty moving his legs and arms after a soccer game. After a physical exam, he was diagnosed with elevated blood K+- induced paralysis. He was advised to avoid high potassium foods, strenuous exercise, and fasting. What is the effect of increased extracellular K+ on the resting cell membrane potential of a neuron?<text:bookmark text:name="longanswer_q1"/></text:p>
      <text:section text:style-name="Sect1" text:name="internal_html_page_content">
        <text:p text:style-name="Standard"><text:tab/>K is normally found in high concentrations inside the cell and in low concentrations outside the cell. When the extracellular concentration of K is high, the concentration gradient means that cells will take on more K, increasing the positivity of the resting membrane potential (depolarizing it). <text:s/>Anything that raises the value of the resting potential brings it closer to threshold, and thus makes it easier to trigger APs.</text:p>
        <text:p text:style-name="Standard"/>
        <text:p text:style-name="Standard">KEY ANSWER: An increase in the ECF potassium concentration (hyperkalemia) will cause the resting membrane potential to move towards threshold (depolarize). This makes opening the voltage gated Na+ channels to trigger an action potential easier. Neurons become hyper-excitable. </text:p>
        <text:p text:style-name="Standard"/>
        <text:p text:style-name="Standard">2. What is responsible for the repolarization phase of an action potential in a nerve?</text:p>
        <text:p text:style-name="Standard"><text:tab/>Inactivation of Na channels and delayed opening of the K channels halts depolarization. Efflux of K via channels makes the membrane potential more negative (begins repolarizing). Eventually the K channels close and the Na channels close and the cell returns to its resting state. </text:p>
        <text:p text:style-name="Standard"/>
        <text:p text:style-name="Standard">KEY ANSWER:Opening of the voltage gated potassium channel with the exiting of potassium and inactivation of the voltage gated sodium channels leads to repolarization. </text:p>
        <text:p text:style-name="Standard"><text:bookmark text:name="question_q2a1"/></text:p>
        <text:p text:style-name="Standard">3. Define EPSP, IPSP, and threshold.</text:p>
        <text:p text:style-name="Standard"><text:tab/>ESPS = excitatory postsynaptic potential; a graded depolarization due to an influx of + ions</text:p>
        <text:p text:style-name="Standard"><text:tab/>ISPS = inhibitory postsynaptic threshold; a <text:s/>graded hyperpolarization due to an efflux of + <text:tab/><text:tab/>ions or an influx of – ions</text:p>
        <text:p text:style-name="Standard"><text:tab/>Threshold = the membrane potential value beyond which an AP will be initiated </text:p>
        <text:p text:style-name="Standard"/>
        <text:p text:style-name="Standard">KEY ANSWER: <text:s/><text:span text:style-name="Emphasis">Excitatory postsynaptic potential (EPSP)</text:span> is a depolarizing graded potential in the postsynaptic neuron in response to activation of excitatory synapse. <text:span text:style-name="Emphasis">Inhibitory postsynaptic potential (IPSP)</text:span> is a hyperpolarizing graded potential that decreases the likelihood the postsynaptic neuron will fire an action potential (or decreases frequency of existing action potentials). <text:span text:style-name="Emphasis">Threshold</text:span> is the membrane potential at and above which an excitable cell fires an action potential. </text:p>
        <text:p text:style-name="Standard"/>
        <text:p text:style-name="Standard">4. Why does nitrous oxide, a gas, affect both the pre- and postsynaptic cells?</text:p>
        <text:p text:style-name="Standard"><text:tab/>KEY ANSWER: They are gases which diffuse across the synapse and enter both the pre and<office:annotation><dc:creator>Unknown Author</dc:creator><dc:date>2013-03-05T13:19:21.06</dc:date><text:p text:style-name="P4"><text:span text:style-name="T3">Not sure what this question is doing here – nothing like this was mentioned in the lectures.</text:span></text:p></office:annotation> <text:tab/>postsynaptic cells. </text:p>
        <text:p text:style-name="Standard"/>
        <text:p text:style-name="Standard">5. Rob was diagnosed with a disease in which the peripheral neurons lose their myelin sheath. In this disease, voluntary movement of the limbs is slowed because ________. </text:p>
        <text:p text:style-name="Standard"><text:bookmark text:name="question_q5a1"/><draw:control text:anchor-type="as-char" draw:z-index="0" draw:style-name="gr1" draw:text-style-name="P6" svg:width="0.345cm" svg:height="0.345cm" draw:control="control1"/>A) the action potential amplitude is decreased </text:p>
        <text:p text:style-name="Standard"><text:bookmark text:name="question_q5a2"/><draw:control text:anchor-type="as-char" draw:z-index="1" draw:style-name="gr1" draw:text-style-name="P6" svg:width="0.345cm" svg:height="0.345cm" draw:control="control2"/><text:span text:style-name="T1">B) the axon conductance is slowed </text:span><text:span text:style-name="T1"><office:annotation><dc:creator>Unknown Author</dc:creator><dc:date>2013-03-05T13:12:38.08</dc:date><text:p text:style-name="P4"><text:span text:style-name="T3">The AP amplitude is the same – it just doesn't travel as well. NA channels only occur where there is no myelin (nodes of Ranvier), so C and D would not result from less myelin.</text:span></text:p></office:annotation></text:span></text:p>
        <text:p text:style-name="Standard"><text:bookmark text:name="question_q5a3"/><draw:control text:anchor-type="as-char" draw:z-index="2" draw:style-name="gr1" draw:text-style-name="P6" svg:width="0.345cm" svg:height="0.345cm" draw:control="control3"/>C) the rate of opening of ligand gated Na+ channels is decreased </text:p>
        <text:p text:style-name="Standard"><text:bookmark text:name="question_q5a4"/><draw:control text:anchor-type="as-char" draw:z-index="3" draw:style-name="gr1" draw:text-style-name="P6" svg:width="0.345cm" svg:height="0.345cm" draw:control="control4"/>D) the Na+ channel density is decreased along the fiber </text:p>
        <text:p text:style-name="Standard"/>
        <text:p text:style-name="Standard">6. Compare and contrast graded potentials and action potentials.</text:p>
        <text:p text:style-name="Standard"><text:tab/>GPs and APs are both types of signal used by the NS. GPs are initiated by environmental stimuli and can take the form of either depolarization or hyperpolarization. They communicate changes in membrane potential locally, and they have no refractory period (i.e., they can accumulate and be summed to reach a threshold value). The power of GPs decreases as you move away from <text:soft-page-break/>the point of depolarization or hyperpolarization, and the GP's strength varies in proportion to the stimulus intensity. APs only take the form of depolariztion. APs do not come in different strengths – they are an all-or-nothing affair, initiated by achieving a GP threshold, and they travel down myelinated axons while retaining their signalling intensity.<office:annotation><dc:creator>Unknown Author</dc:creator><dc:date>2013-03-05T13:11:09.08</dc:date><text:p text:style-name="P4"><text:span text:style-name="T3">Needs point about duration – remember sources, refractory differences, and that GPs can be either depol or hyperpol, whereas APs are only depol</text:span></text:p></office:annotation></text:p>
        <text:p text:style-name="Standard"/>
        <text:p text:style-name="Standard"><draw:frame draw:style-name="fr1" draw:name="graphics1" text:anchor-type="paragraph" svg:x="0.127cm" svg:y="0.303cm" svg:width="14.222cm" svg:height="12.561cm" draw:z-index="25"><draw:image xlink:href="Pictures/2000000700003BA300003732BCD9BC85.svm" xlink:type="simple" xlink:show="embed" xlink:actuate="onLoad"/></draw:frame></text:p>
        <text:p text:style-name="Standard">7. A nerve fiber has a resting potential of -70mV and a threshold potential of -55 mV. Which of the following is most likely to generate an action potential? </text:p>
        <text:p text:style-name="Standard"><text:bookmark text:name="question_q7a1"/><draw:control text:anchor-type="as-char" draw:z-index="4" draw:style-name="gr1" draw:text-style-name="P6" svg:width="0.345cm" svg:height="0.345cm" draw:control="control5"/>A) - 20mV IPSP </text:p>
        <text:p text:style-name="Standard"><text:bookmark text:name="question_q7a2"/><draw:control text:anchor-type="as-char" draw:z-index="5" draw:style-name="gr1" draw:text-style-name="P6" svg:width="0.345cm" svg:height="0.345cm" draw:control="control6"/>B) - 5 mV IPSP </text:p>
        <text:p text:style-name="Standard"><text:bookmark text:name="question_q7a3"/><draw:control text:anchor-type="as-char" draw:z-index="6" draw:style-name="gr1" draw:text-style-name="P6" svg:width="0.345cm" svg:height="0.345cm" draw:control="control7"/>C) +5 mV EPSP </text:p>
        <text:p text:style-name="Standard"><text:bookmark text:name="question_q7a4"/><text:span text:style-name="T1"><draw:control text:anchor-type="as-char" draw:z-index="7" draw:style-name="gr1" draw:text-style-name="P6" svg:width="0.345cm" svg:height="0.345cm" draw:control="control8"/></text:span><text:span text:style-name="T1">D) +20 mV EPSP</text:span> <office:annotation><dc:creator>Unknown Author</dc:creator><dc:date>2013-03-05T12:59:18.09</dc:date><text:p text:style-name="P4"><text:span text:style-name="T3">We need the potential to get more positive, so none of the negative inhibitory values are correct. It needs to get substantially more + to initiate an AP, so the higher value is correct. </text:span></text:p></office:annotation></text:p>
        <text:p text:style-name="Standard"/>
        <text:p text:style-name="Standard">8. Which of the following channels must be localized to the node of Ranvier for normal propagation of the action potential along the axon? </text:p>
        <text:p text:style-name="Standard"><text:bookmark text:name="question_q8a1"/><draw:control text:anchor-type="as-char" draw:z-index="8" draw:style-name="gr1" draw:text-style-name="P6" svg:width="0.345cm" svg:height="0.345cm" draw:control="control9"/>A) voltage gated K+ channel </text:p>
        <text:p text:style-name="Standard"><text:bookmark text:name="question_q8a2"/><draw:control text:anchor-type="as-char" draw:z-index="9" draw:style-name="gr1" draw:text-style-name="P6" svg:width="0.345cm" svg:height="0.345cm" draw:control="control10"/>B) voltage gated Na+ channel </text:p>
        <text:p text:style-name="Standard"><text:bookmark text:name="question_q8a3"/><draw:control text:anchor-type="as-char" draw:z-index="10" draw:style-name="gr1" draw:text-style-name="P6" svg:width="0.345cm" svg:height="0.345cm" draw:control="control11"/>C) Na-K ATPase </text:p>
        <text:p text:style-name="Standard"><text:bookmark text:name="question_q8a4"/><text:span text:style-name="T1"><draw:control text:anchor-type="as-char" draw:z-index="11" draw:style-name="gr1" draw:text-style-name="P6" svg:width="0.345cm" svg:height="0.345cm" draw:control="control12"/></text:span><text:span text:style-name="T1">D) A, B and C </text:span><office:annotation><dc:creator>Unknown Author</dc:creator><dc:date>2013-03-05T12:56:48.09</dc:date><text:p text:style-name="P4"><text:span text:style-name="T3">These nodes are where all of the action is happening in a myelinated axon</text:span></text:p></office:annotation></text:p>
        <text:p text:style-name="Standard"/>
        <text:p text:style-name="Standard">9. When the membrane of the axon terminal depolarizes, ________. <office:annotation><dc:creator>Unknown Author</dc:creator><dc:date>2013-03-05T12:54:19.09</dc:date><text:p text:style-name="P4"><text:span text:style-name="T3">AP at the axon terminus opens volatge-gated Ca channels; Entry of Ca+ depolarizes the cell (makes it more +) and induces vesicles of neurotransmitter to fuse with the cell membrane</text:span></text:p></office:annotation></text:p>
        <text:p text:style-name="Standard"><text:bookmark text:name="question_q9a1"/><draw:control text:anchor-type="as-char" draw:z-index="12" draw:style-name="gr1" draw:text-style-name="P6" svg:width="0.345cm" svg:height="0.345cm" draw:control="control13"/>A) neurotransmitter is secreted </text:p>
        <text:p text:style-name="Standard"><text:bookmark text:name="question_q9a2"/><draw:control text:anchor-type="as-char" draw:z-index="13" draw:style-name="gr1" draw:text-style-name="P6" svg:width="0.345cm" svg:height="0.345cm" draw:control="control14"/>B) K+ enters the nerve terminal </text:p>
        <text:p text:style-name="Standard"><text:bookmark text:name="question_q9a3"/><draw:control text:anchor-type="as-char" draw:z-index="14" draw:style-name="gr1" draw:text-style-name="P6" svg:width="0.345cm" svg:height="0.345cm" draw:control="control15"/>C) Ca+ enters the nerve terminal </text:p>
        <text:p text:style-name="Standard"><text:bookmark text:name="question_q9a4"/><draw:control text:anchor-type="as-char" draw:z-index="15" draw:style-name="gr1" draw:text-style-name="P6" svg:width="0.345cm" svg:height="0.345cm" draw:control="control16"/>D) A and B </text:p>
        <text:p text:style-name="P1"><text:bookmark text:name="question_q9a5"/><draw:control text:anchor-type="as-char" draw:z-index="16" draw:style-name="gr1" draw:text-style-name="P6" svg:width="0.345cm" svg:height="0.345cm" draw:control="control17"/>E) A and C </text:p>
        <text:p text:style-name="Standard"><text:soft-page-break/></text:p>
        <text:p text:style-name="Standard">10. When chemically gated Cl- channels open in a resting neuron, ________. </text:p>
        <text:p text:style-name="Standard"><text:bookmark text:name="question_q10a1"/><draw:control text:anchor-type="as-char" draw:z-index="17" draw:style-name="gr1" draw:text-style-name="P6" svg:width="0.345cm" svg:height="0.345cm" draw:control="control18"/>A) the cell becomes depolarized </text:p>
        <text:p text:style-name="Standard"><text:bookmark text:name="question_q10a2"/><text:span text:style-name="T1"><draw:control text:anchor-type="as-char" draw:z-index="18" draw:style-name="gr1" draw:text-style-name="P6" svg:width="0.345cm" svg:height="0.345cm" draw:control="control19"/></text:span><text:span text:style-name="T1">B) the cell becomes hyperpolarized</text:span> <office:annotation><dc:creator>Unknown Author</dc:creator><dc:date>2013-03-05T12:48:41.11</dc:date><text:p text:style-name="P4"><text:span text:style-name="T3">Increase in negative ions inside the cell – the membrane potential will drop below the resting potential (get more negative), and thus it's hyperpolarized</text:span></text:p></office:annotation></text:p>
        <text:p text:style-name="Standard"><text:bookmark text:name="question_q10a3"/><draw:control text:anchor-type="as-char" draw:z-index="19" draw:style-name="gr1" draw:text-style-name="P6" svg:width="0.345cm" svg:height="0.345cm" draw:control="control20"/>C) there is no change in the resting membrane potential </text:p>
        <text:p text:style-name="Standard"/>
        <text:p text:style-name="Standard">11. In which of the following would the rate of impulse conduction be greatest? </text:p>
        <text:p text:style-name="Standard"><text:bookmark text:name="question_q11a1"/><text:span text:style-name="T1"><draw:control text:anchor-type="as-char" draw:z-index="20" draw:style-name="gr1" draw:text-style-name="P6" svg:width="0.345cm" svg:height="0.345cm" draw:control="control21"/></text:span><text:span text:style-name="T1">A) a myelinated fiber 20 microns in diameter </text:span><office:annotation><dc:creator>Unknown Author</dc:creator><dc:date>2013-03-05T12:47:58.12</dc:date><text:p text:style-name="P4"><text:span text:style-name="T3">Greatest diameter + myelin = the winner</text:span></text:p></office:annotation></text:p>
        <text:p text:style-name="Standard"><text:bookmark text:name="question_q11a2"/><draw:control text:anchor-type="as-char" draw:z-index="21" draw:style-name="gr1" draw:text-style-name="P6" svg:width="0.345cm" svg:height="0.345cm" draw:control="control22"/>B) a non-myelinated fiber 20 microns in diameter </text:p>
        <text:p text:style-name="Standard"><text:bookmark text:name="question_q11a3"/><draw:control text:anchor-type="as-char" draw:z-index="22" draw:style-name="gr1" draw:text-style-name="P6" svg:width="0.345cm" svg:height="0.345cm" draw:control="control23"/>C) a myelinated fiber 2 microns in diameter </text:p>
        <text:p text:style-name="Standard"><text:bookmark text:name="question_q11a4"/><draw:control text:anchor-type="as-char" draw:z-index="23" draw:style-name="gr1" draw:text-style-name="P6" svg:width="0.345cm" svg:height="0.345cm" draw:control="control24"/>D) a non-myelinated fiber 2 microns in diameter </text:p>
        <text:p text:style-name="Standard"><text:bookmark text:name="question_q11a5"/><draw:control text:anchor-type="as-char" draw:z-index="24" draw:style-name="gr1" draw:text-style-name="P6" svg:width="0.345cm" svg:height="0.345cm" draw:control="control25"/>E) a non-myelinated fiber 25 cm long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2:46:37.58</meta:creation-date>
    <dc:date>2013-03-05T14:29:00.26</dc:date>
    <meta:editing-duration>PT1H40M59S</meta:editing-duration>
    <meta:editing-cycles>17</meta:editing-cycles>
    <meta:generator>OpenOffice.org/3.4$Win32 OpenOffice.org_project/340m1$Build-9590</meta:generator>
    <meta:document-statistic meta:table-count="0" meta:image-count="1" meta:object-count="0" meta:page-count="3" meta:paragraph-count="47" meta:word-count="822" meta:character-count="4996"/>
  </office:meta>
</office:document-meta>
</file>